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4a3d" officeooo:paragraph-rsid="00034a3d"/>
    </style:style>
    <style:style style:name="P2" style:family="paragraph" style:parent-style-name="Standard">
      <style:text-properties style:text-underline-style="solid" style:text-underline-width="auto" style:text-underline-color="font-color" officeooo:rsid="00034a3d" officeooo:paragraph-rsid="00034a3d"/>
    </style:style>
    <style:style style:name="P3" style:family="paragraph" style:parent-style-name="Standard">
      <style:text-properties officeooo:rsid="00034a3d" officeooo:paragraph-rsid="00034a3d"/>
    </style:style>
    <style:style style:name="P4" style:family="paragraph" style:parent-style-name="Standard">
      <style:text-properties officeooo:rsid="0003e173" officeooo:paragraph-rsid="0003e173"/>
    </style:style>
    <style:style style:name="T1" style:family="text">
      <style:text-properties officeooo:rsid="0003be2b"/>
    </style:style>
    <style:style style:name="T2" style:family="text">
      <style:text-properties officeooo:rsid="0003e173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g In Activity</text:p>
      <text:p text:style-name="P1"/>
      <text:p text:style-name="P1"><text:span text:style-name="T2">S</text:span>ervicio: /<text:span text:style-name="T2">logIn (POST)</text:span></text:p>
      <text:p text:style-name="P1">cliente manda: username, password(md5)</text:p>
      <text:p text:style-name="P4">servidor responde: username, password, status, location, profile picture(base64), o Error en caso de falla.</text:p>
      <text:p text:style-name="P4"/>
      <text:p text:style-name="P4">(Validar username del lado del cliente)<text:tab/></text:p>
      <text:p text:style-name="P1"/>
      <text:p text:style-name="P2">Sig<text:span text:style-name="T2">n Up</text:span> Activity</text:p>
      <text:p text:style-name="P1"/>
      <text:p text:style-name="P1">servicio: /<text:span text:style-name="T2">signUp (POST)</text:span></text:p>
      <text:p text:style-name="P1">cliente manda: username, password(md5)</text:p>
      <text:p text:style-name="P4">servidor responde igual que en logIn.</text:p>
      <text:p text:style-name="P1"/>
      <text:p text:style-name="P2">Configuration Activity</text:p>
      <text:p text:style-name="P1"/>
      <text:p text:style-name="P1">servicio: /setConfig <text:span text:style-name="T2">(POST)</text:span></text:p>
      <text:p text:style-name="P1">cliente manda: <text:span text:style-name="T2">username, password, </text:span>status, <text:span text:style-name="T2">location, profile picture.</text:span></text:p>
      <text:p text:style-name="P4">Servidor responde igual que en logIn (con los datos actualizados)<text:span text:style-name="T3">.</text:span></text:p>
      <text:p text:style-name="P4"/>
      <text:p text:style-name="P4"><text:span text:style-name="T3">(Validar profile picture del lado del cliente)</text:span></text:p>
      <text:p text:style-name="P1"/>
      <text:p text:style-name="P2">Chats Activity</text:p>
      <text:p text:style-name="P1"/>
      <text:p text:style-name="P1">servicio: /somethingForMe <text:s/><text:span text:style-name="T2">(GET) </text:span>(mensajes nuevos para este usuario)</text:p>
      <text:p text:style-name="P1">cliente manda <text:span text:style-name="T2">parametros</text:span>: <text:span text:style-name="T2">username y password.</text:span></text:p>
      <text:p text:style-name="P4">servidor responde enviandole un json con los mensajes no recibidos.</text:p>
      <text:p text:style-name="P4"/>
      <text:p text:style-name="P1">servicio: /currentChats <text:span text:style-name="T2">(GET)</text:span></text:p>
      <text:p text:style-name="P1">cliente manda <text:span text:style-name="T2">parametros</text:span>: <text:span text:style-name="T2">username y password.</text:span></text:p>
      <text:p text:style-name="P4">Servidor responde enviandole un json con su lista de chats activos.</text:p>
      <text:p text:style-name="P1"/>
      <text:p text:style-name="P1">servicio: /users <text:span text:style-name="T2">(GET)</text:span></text:p>
      <text:p text:style-name="P1">cliente manda <text:span text:style-name="T2">parametros: username y password.</text:span></text:p>
      <text:p text:style-name="P4">Servidor responde enciando un json con la lista de usuarios registrados.</text:p>
      <text:p text:style-name="P1"/>
      <text:p text:style-name="P2">Chat Activity</text:p>
      <text:p text:style-name="P1"/>
      <text:p text:style-name="P1">servicio: /<text:span text:style-name="T1">sendMessage (POST)</text:span></text:p>
      <text:p text:style-name="P1">cliente manda: <text:span text:style-name="T1">user_id, user_id_to, message</text:span></text:p>
      <text:p text:style-name="P4">servidor responde con OK o ERR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23:33:52.847615360</meta:creation-date>
    <dc:date>2015-04-13T11:52:48.777154606</dc:date>
    <meta:editing-duration>PT7M33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28" meta:word-count="158" meta:character-count="1163" meta:non-whitespace-character-count="1031"/>
  </office:meta>
</office:document-meta>
</file>